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StreamFunnel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utputStreamFunneler.OutputStreamFunneler( OutputStream out , long timeoutMill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unne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nel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utputStreamFunneler.release( Funnel funn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utputStreamFunneler.getFunnel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unnel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utputStreamFunneler.setTimeout( long timeout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Funneler.dieIfClo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unnel.Fu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unnel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utputStreamFunneler.OutputStreamFunneler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nel.write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